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59cm" svg:height="6.879cm" svg:x="0.055cm" svg:y="-0.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55cm" fo:page-height="6.8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s-Peter Kaps</meta:initial-creator>
    <meta:creation-date>2018-05-01T06:27:20.551501540</meta:creation-date>
    <dc:date>2018-05-01T06:42:16.558737702</dc:date>
    <dc:creator>Jens-Peter Kaps</dc:creator>
    <meta:editing-duration>PT4M47S</meta:editing-duration>
    <meta:editing-cycles>2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c00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6cm" svg:height="6.88cm" xlink:href="." xlink:type="simple" chart:class="chart:bar" chart:style-name="ch1">
        <chart:title svg:x="7.896cm" svg:y="0.273cm" chart:style-name="ch2">
          <text:p>Throughput (cycles/Byte)</text:p>
        </chart:title>
        <chart:legend chart:legend-position="end" svg:x="17.85cm" svg:y="2.643cm" style:legend-expansion="high" chart:style-name="ch3"/>
        <chart:plot-area chart:style-name="ch4" chart:data-source-has-labels="both" svg:x="0.419cm" svg:y="1.189cm" svg:width="17.012cm" svg:height="5.554cm">
          <chartooo:coordinate-region svg:x="1.781cm" svg:y="1.388cm" svg:width="15.65cm" svg:height="4.708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orn128v3</text:p>
              </table:table-cell>
              <table:table-cell office:value-type="string">
                <text:p>ascon128av12</text:p>
              </table:table-cell>
              <table:table-cell office:value-type="string">
                <text:p>ascon128v12</text:p>
              </table:table-cell>
              <table:table-cell office:value-type="string">
                <text:p>colm0v1</text:p>
              </table:table-cell>
              <table:table-cell office:value-type="string">
                <text:p>morus1280128v2</text:p>
              </table:table-cell>
            </table:table-row>
          </table:table-header-rows>
          <table:table-rows>
            <table:table-row>
              <table:table-cell office:value-type="string">
                <text:p>MSP430F5529</text:p>
              </table:table-cell>
              <table:table-cell office:value-type="float" office:value="95704.0379464286">
                <text:p>95704.0379464286</text:p>
              </table:table-cell>
              <table:table-cell office:value-type="float" office:value="8359.04241071429">
                <text:p>8359.04241071429</text:p>
              </table:table-cell>
              <table:table-cell office:value-type="float" office:value="12396.0833333333">
                <text:p>12396.0833333333</text:p>
              </table:table-cell>
              <table:table-cell office:value-type="float" office:value="NaN">
                <text:p>NaN</text:p>
              </table:table-cell>
              <table:table-cell office:value-type="float" office:value="1119.83035714286">
                <text:p>1119.83035714286</text:p>
              </table:table-cell>
            </table:table-row>
            <table:table-row>
              <table:table-cell office:value-type="string">
                <text:p>MSP432P401R</text:p>
              </table:table-cell>
              <table:table-cell office:value-type="float" office:value="77292.5751488095">
                <text:p>77292.5751488095</text:p>
              </table:table-cell>
              <table:table-cell office:value-type="float" office:value="697.421130952381">
                <text:p>697.421130952381</text:p>
              </table:table-cell>
              <table:table-cell office:value-type="float" office:value="1086.87797619048">
                <text:p>1086.87797619048</text:p>
              </table:table-cell>
              <table:table-cell office:value-type="float" office:value="844.377976190476">
                <text:p>844.377976190476</text:p>
              </table:table-cell>
              <table:table-cell office:value-type="float" office:value="120.281994047619">
                <text:p>120.281994047619</text:p>
              </table:table-cell>
            </table:table-row>
            <table:table-row>
              <table:table-cell office:value-type="string">
                <text:p>TM4C129EXL</text:p>
              </table:table-cell>
              <table:table-cell office:value-type="float" office:value="658.581845238095">
                <text:p>658.581845238095</text:p>
              </table:table-cell>
              <table:table-cell office:value-type="float" office:value="658.581845238095">
                <text:p>658.581845238095</text:p>
              </table:table-cell>
              <table:table-cell office:value-type="float" office:value="1031.1912202381">
                <text:p>1031.1912202381</text:p>
              </table:table-cell>
              <table:table-cell office:value-type="float" office:value="785.082589285714">
                <text:p>785.082589285714</text:p>
              </table:table-cell>
              <table:table-cell office:value-type="float" office:value="115.683035714286">
                <text:p>115.68303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